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ff3300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83caff" fo:padding="0.097cm" fo:border="0.018cm solid #000000">
        <style:background-image/>
      </style:table-cell-properties>
    </style:style>
    <style:style style:name="Tabela7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margin-top="0.101cm" fo:margin-bottom="0.101cm"/>
    </style:style>
    <style:style style:name="P5" style:family="paragraph" style:parent-style-name="Table_20_Contents">
      <style:paragraph-properties fo:margin-top="0.101cm" fo:margin-bottom="0.101cm" fo:text-align="start" style:justify-single-word="false"/>
    </style:style>
    <style:style style:name="P6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7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</style:style>
    <style:style style:name="P19" style:family="paragraph" style:parent-style-name="Text_20_body" style:list-style-name="L5">
      <style:paragraph-properties fo:margin-top="0cm" fo:margin-bottom="0cm" style:line-height-at-least="0.476cm" fo:text-align="start" style:justify-single-word="false" fo:padding="0cm" fo:border="none"/>
    </style:style>
    <style:style style:name="P20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1" style:family="paragraph" style:parent-style-name="Text_20_body" style:list-style-name="L5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ucida Grande" fo:font-size="9pt" fo:letter-spacing="normal" fo:font-style="normal"/>
    </style:style>
    <style:style style:name="T3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4" style:family="text">
      <style:text-properties fo:font-variant="normal" fo:text-transform="none" fo:color="#000000" style:font-name="Lucida Grande" fo:font-size="9pt" fo:letter-spacing="normal" fo:font-style="normal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Temat:</text:p>
            <text:p text:style-name="P5"/>
            <text:p text:style-name="P7">Łącza FIFO</text:p>
            <text:p text:style-name="P7"/>
          </table:table-cell>
          <table:table-cell table:style-name="Tabela3.B1" office:value-type="string">
            <text:p text:style-name="P4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Numer laboratorium: <text:span text:style-name="T1">4</text:span></text:p>
          </table:table-cell>
          <table:table-cell table:style-name="Tabela4.B1" office:value-type="string">
            <text:p text:style-name="P6">Data wykonania: <text:span text:style-name="T1">28.10.2014</text:span>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ela5" table:style-name="Tabela5">
        <table:table-column table:style-name="Tabela5.A"/>
        <table:table-row>
          <table:table-cell table:style-name="Tabela5.A1" office:value-type="string">
            <text:list xml:id="list1993453038539309111" text:style-name="L2">
              <text:list-item>
                <text:p text:style-name="P14"><text:span text:style-name="T3">Utworzyć przez </text:span><text:span text:style-name="Emphasis"><text:span text:style-name="T3">mknod /tmp/fifo.1 p</text:span></text:span><text:span text:style-name="T3"> kolejkę fifo.</text:span></text:p>
              </text:list-item>
              <text:list-item>
                <text:p text:style-name="P18"><text:span text:style-name="T3">Sprawdzić przez </text:span><text:span text:style-name="Emphasis"><text:span text:style-name="T3">ls -la</text:span></text:span><text:span text:style-name="T3"> czy plik powstał i jakiego jest typu</text:span></text:p>
              </text:list-item>
              <text:list-item>
                <text:p text:style-name="P20">Przepisać program który zapisuje do kolejki prosty komunikat</text:p>
              </text:list-item>
            </text:list>
            <text:list xml:id="list6079386890826666531" text:style-name="L5">
              <text:list-item>
                <text:p text:style-name="P16">Napisać analogiczny program który czyta z kolejki komunikatów</text:p>
              </text:list-item>
              <text:list-item>
                <text:p text:style-name="P21">Uruchomić program czytający następnie piszący a potem na odwrót</text:p>
              </text:list-item>
              <text:list-item>
                <text:p text:style-name="P15"><text:span text:style-name="T3">Przy funkcji </text:span><text:span text:style-name="Emphasis"><text:span text:style-name="T3">open</text:span></text:span><text:span text:style-name="T3"> zastosować flagę </text:span><text:span text:style-name="Emphasis"><text:span text:style-name="T3">O_NDELAY</text:span></text:span><text:span text:style-name="T3">, najpierw przy jednym programie potem przy drugim</text:span></text:p>
              </text:list-item>
              <text:list-item>
                <text:p text:style-name="P21">Uruchomić pierwszy potem drugi</text:p>
              </text:list-item>
              <text:list-item>
                <text:p text:style-name="P21">Uruchomić drugi potem pierwszy</text:p>
              </text:list-item>
              <text:list-item>
                <text:p text:style-name="P21">Porównać wyniki. Co daje <text:span text:style-name="Emphasis"><text:span text:style-name="T6">O_NDELAY</text:span></text:span>?</text:p>
              </text:list-item>
              <text:list-item>
                <text:p text:style-name="P19"><text:span text:style-name="T3">Do programu piszącego dodać funkcje tworzące kolejkę fifo a do odbierającego usuwającą ją. 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10">Program piszący</text:p>
            <text:p text:style-name="Table_20_Contents"/>
            <text:p text:style-name="Table_20_Contents">#include &lt;sys/types.h&gt;</text:p>
            <text:p text:style-name="Table_20_Contents">#include &lt;sys/stat.h&gt;</text:p>
            <text:p text:style-name="Table_20_Contents">#include &lt;fcntl.h&gt;</text:p>
            <text:p text:style-name="Table_20_Contents">#include &lt;stdio.h&gt;</text:p>
            <text:p text:style-name="Table_20_Contents">#include &lt;stdlib.h&gt;</text:p>
            <text:p text:style-name="Table_20_Contents">#include &lt;wait.h&gt;</text:p>
            <text:p text:style-name="Table_20_Contents">#include &lt;errno.h&gt;</text:p>
            <text:p text:style-name="Table_20_Contents">#include &lt;string.h&gt;</text:p>
            <text:p text:style-name="Table_20_Contents">#include &lt;unistd.h&gt;</text:p>
            <text:p text:style-name="Table_20_Contents">#define FIFO1 "/tmp/fifo.1"</text:p>
            <text:p text:style-name="Table_20_Contents">extern int errno;</text:p>
            <text:p text:style-name="Table_20_Contents"/>
            <text:p text:style-name="Table_20_Contents">int main()</text:p>
            <text:p text:style-name="Table_20_Contents">{</text:p>
            <text:p text:style-name="Table_20_Contents"/>
            <text:p text:style-name="Table_20_Contents">if(mknod(FIFO1,0666|S_IFIFO, 0)&lt;0){</text:p>
            <text:p text:style-name="Table_20_Contents">perror("nie mozna stworzyc fifo");</text:p>
            <text:p text:style-name="Table_20_Contents">}</text:p>
            <text:p text:style-name="Table_20_Contents"/>
            <text:p text:style-name="Table_20_Contents"/>
            <text:p text:style-name="Table_20_Contents">char buff[]="ala ma kota a kot ma ale";</text:p>
            <text:p text:style-name="Table_20_Contents">int fifo;</text:p>
            <text:p text:style-name="Table_20_Contents">int flagi=O_WRONLY /*| O_NDELAY*/; </text:p>
            <text:p text:style-name="Table_20_Contents">if ((fifo = open(FIFO1, flagi)) &lt; 0)</text:p>
            <text:p text:style-name="Table_20_Contents"><text:s text:c="4"/>perror("nie moze otworzyc fifo1 do pisania");</text:p>
            <text:p text:style-name="Table_20_Contents">if (strlen(buff) != write(fifo,buff,strlen(buff)))</text:p>
            <text:p text:style-name="Table_20_Contents"><text:s text:c="4"/>perror("blad zapisu do fifo");</text:p>
            <text:p text:style-name="Table_20_Contents">return 0; <text:s text:c="3"/>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a5.A2" office:value-type="string">
            <text:p text:style-name="P10">Program czytający</text:p>
            <text:p text:style-name="Table_20_Contents"/>
            <text:p text:style-name="Table_20_Contents">#include &lt;sys/types.h&gt;</text:p>
            <text:p text:style-name="Table_20_Contents">#include &lt;sys/stat.h&gt;</text:p>
            <text:p text:style-name="Table_20_Contents"><text:soft-page-break/>#include &lt;fcntl.h&gt;</text:p>
            <text:p text:style-name="Table_20_Contents">#include &lt;stdio.h&gt;</text:p>
            <text:p text:style-name="Table_20_Contents">#include &lt;stdlib.h&gt;</text:p>
            <text:p text:style-name="Table_20_Contents">#include &lt;wait.h&gt;</text:p>
            <text:p text:style-name="Table_20_Contents">#include &lt;errno.h&gt;</text:p>
            <text:p text:style-name="Table_20_Contents">#include &lt;string.h&gt;</text:p>
            <text:p text:style-name="Table_20_Contents">#include &lt;unistd.h&gt;</text:p>
            <text:p text:style-name="Table_20_Contents"/>
            <text:p text:style-name="Table_20_Contents">extern int errno;</text:p>
            <text:p text:style-name="Table_20_Contents">#define FIFO1 "/tmp/fifo.1"</text:p>
            <text:p text:style-name="Table_20_Contents">int main()</text:p>
            <text:p text:style-name="Table_20_Contents">{</text:p>
            <text:p text:style-name="Table_20_Contents">char buff[1024];</text:p>
            <text:p text:style-name="Table_20_Contents"/>
            <text:p text:style-name="Table_20_Contents">int fifo;</text:p>
            <text:p text:style-name="Table_20_Contents">int flagi=O_RDONLY /*| O_NDELAY*/ ;</text:p>
            <text:p text:style-name="Table_20_Contents">if ((fifo = open(FIFO1, flagi)) &lt; 0)</text:p>
            <text:p text:style-name="Table_20_Contents"><text:s text:c="4"/>perror("nie moze otworzyc fifo1 do pisania");</text:p>
            <text:p text:style-name="Table_20_Contents">int n=read(fifo,buff,sizeof(buff));</text:p>
            <text:p text:style-name="Table_20_Contents">if (n&lt;=0)</text:p>
            <text:p text:style-name="Table_20_Contents"><text:s text:c="4"/>perror("blad zapisu do fifo");</text:p>
            <text:p text:style-name="Table_20_Contents">else{</text:p>
            <text:p text:style-name="Table_20_Contents">buff[n]='\0';</text:p>
            <text:p text:style-name="Table_20_Contents"><text:tab/><text:tab/>write(1,buff,n);</text:p>
            <text:p text:style-name="Table_20_Contents"><text:tab/> printf("\n");</text:p>
            <text:p text:style-name="Table_20_Contents"><text:tab/>}</text:p>
            <text:p text:style-name="Table_20_Contents"/>
            <text:p text:style-name="Table_20_Contents">unlink(FIFO1);</text:p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5.A2" office:value-type="string">
            <text:p text:style-name="P11">Plik powstały przy pomocy <text:span text:style-name="Emphasis"><text:span text:style-name="T2">mknod /tmp/fifo.1 p</text:span></text:span><text:span text:style-name="T2">  ma typ </text:span><text:span text:style-name="T4">p </text:span><text:span text:style-name="T2">czyli FIFO</text:span></text:p>
            <text:p text:style-name="P11"><text:span text:style-name="T2"/></text:p>
            <text:p text:style-name="P10"><text:span text:style-name="T2">Flaga O_NDELAY jest ustawiona:</text:span></text:p>
            <text:p text:style-name="P11"><text:span text:style-name="T2">-Jesli otwieramy FIFO do czytania, a żaden proces nie otworzył go do pisania następuje powrót bez sygnalizowania błędu</text:span></text:p>
            <text:p text:style-name="P11"><text:span text:style-name="T2">-Jeśli otwieramy FIFO do pisania, a żaden proces nie otworzył go do czytania, następuje powrót z sygnalizacją błędu</text:span></text:p>
            <text:p text:style-name="P11"><text:span text:style-name="T2">-Jeśli piszemy do FIFO które jest pełne to następuje powrót i zwracane jest 0</text:span></text:p>
            <text:p text:style-name="P11"><text:span text:style-name="T2">-Jeśli czytamy z FIFO które jest puste to następuje powrót i zwracane jest 0</text:span></text:p>
            <text:p text:style-name="P10"><text:span text:style-name="T2">Flaga O_NDELAY nie jest ustawiona</text:span></text:p>
            <text:p text:style-name="P11"><text:span text:style-name="T2">- Jeśli otwieramy FIFO do czytania, a żaden proces nie otworzył go do pisania następuje oczekiwanie</text:span></text:p>
            <text:p text:style-name="P11"><text:span text:style-name="T2">- Jeśli otwieramy FIFO do pisania, a żaden proces nie otworzył go do czytania następuje oczekiwanie <text:s/></text:span></text:p>
            <text:p text:style-name="P11"><text:span text:style-name="T2">- Jeśli czytamy z FIFO w którym nie ma danych oczekujemy aż pojawią się dane lub nie będzie ono otwarte dla żadnego procesu</text:span></text:p>
            <text:p text:style-name="P11"><text:span text:style-name="T2">- Jeśli piszemy do FIFO które jest pełne, następuje oczekiwanie na zwolnienie się miejsca</text:span></text:p>
          </table:table-cell>
        </table:table-row>
      </table:table>
      <text:p text:style-name="Standard"/>
      <text:p text:style-name="P3"/>
      <table:table table:name="Tabela7" table:style-name="Tabela7">
        <table:table-column table:style-name="Tabela7.A"/>
        <table:table-row>
          <table:table-cell table:style-name="Tabela7.A1" office:value-type="string">
            <text:list xml:id="list38315271" text:continue-list="list1993453038539309111" text:style-name="L2">
              <text:list-header>
                <text:p text:style-name="P17">Stworzyć prosty komunikator:</text:p>
              </text:list-header>
              <text:list-item text:style-override="L9">
                <text:p text:style-name="P22">dwa osobne programy</text:p>
              </text:list-item>
              <text:list-item text:style-override="L9">
                <text:p text:style-name="P22">dwa terminale</text:p>
              </text:list-item>
              <text:list-item text:style-override="L9">
                <text:p text:style-name="P22">komunikacja w obie strony (2 kolejki potrzebne)</text:p>
              </text:list-item>
              <text:list-item text:style-override="L9">
                <text:p text:style-name="P22">W wersji podstawowej - na przemian to na jednym to na drugim terminalu piszemy tekst, który powinien pojawiać się na terminalu odbierającym.</text:p>
              </text:list-item>
              <text:list-item text:style-override="L9">
                <text:p text:style-name="P22">W wersji rozszerzonej - stworzyć dwa osobne procesy, jeden proces odpowiedzialny za odbieranie drugi za wysyłanie. Wtedy wysyłanie i odbieranie będzie niezależne (1 pkt)</text:p>
              </text:list-item>
            </text:list>
            <text:p text:style-name="P12"><text:span text:style-name="T3"/></text:p>
          </table:table-cell>
        </table:table-row>
        <table:table-row>
          <table:table-cell table:style-name="Tabela7.A2" office:value-type="string">
            <text:p text:style-name="P10">Klient 1</text:p>
            <text:p text:style-name="Table_20_Contents"/>
            <text:p text:style-name="Table_20_Contents">#include &lt;sys/types.h&gt;</text:p>
            <text:p text:style-name="Table_20_Contents">#include &lt;sys/stat.h&gt;</text:p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dlib.h&gt;</text:p>
            <text:p text:style-name="Table_20_Contents">#include &lt;string.h&gt;</text:p>
            <text:p text:style-name="Table_20_Contents">#include &lt;wait.h&gt;</text:p>
            <text:p text:style-name="Table_20_Contents">#include &lt;errno.h&gt;</text:p>
            <text:p text:style-name="Table_20_Contents">#define FIFO1 "/tmp/fifo.1" // do pisania dla klienta 1 i czytania dla klienta 2</text:p>
            <text:p text:style-name="Table_20_Contents">#define FIFO2 "/tmp/fifo.2" // do pisania dla klienta 2 i czytania dla klienta 1</text:p>
            <text:p text:style-name="Table_20_Contents">#define QUIT "\1"</text:p>
            <text:p text:style-name="Table_20_Contents">int pid_potomka,pid_rodzica,fifo_write;</text:p>
            <text:p text:style-name="Table_20_Contents"/>
            <text:p text:style-name="Table_20_Contents">void oblsluga_zakonczenia_procesow(int nr_sig)</text:p>
            <text:p text:style-name="Table_20_Contents">{</text:p>
            <text:p text:style-name="Table_20_Contents"><text:tab/>if(getpid()==pid_potomka){</text:p>
            <text:p text:style-name="Table_20_Contents"><text:tab/><text:tab/>char buff[]="\1";</text:p>
            <text:p text:style-name="Table_20_Contents"><text:tab/><text:tab/>if (strlen(buff) != write(fifo_write,buff,strlen(buff)))</text:p>
            <text:p text:style-name="Table_20_Contents"><text:tab/><text:tab/><text:tab/>perror("blad zapisu do fifo");</text:p>
            <text:p text:style-name="Table_20_Contents"/>
            <text:p text:style-name="Table_20_Contents"><text:tab/><text:tab/>exit(0);</text:p>
            <text:p text:style-name="Table_20_Contents"><text:tab/>}</text:p>
            <text:p text:style-name="Table_20_Contents"><text:tab/>else if(getpid()==pid_rodzica){</text:p>
            <text:p text:style-name="Table_20_Contents"><text:tab/><text:tab/>wait(NULL);</text:p>
            <text:p text:style-name="Table_20_Contents"/>
            <text:p text:style-name="Table_20_Contents"/>
            <text:p text:style-name="Table_20_Contents"><text:tab/><text:tab/>unlink(FIFO1);</text:p>
            <text:p text:style-name="Table_20_Contents"><text:tab/><text:tab/>unlink(FIFO2);</text:p>
            <text:p text:style-name="Table_20_Contents"><text:tab/><text:tab/>exit(0);</text:p>
            <text:p text:style-name="Table_20_Contents"><text:tab/>}</text:p>
            <text:p text:style-name="Table_20_Contents">}</text:p>
            <text:p text:style-name="Table_20_Contents"/>
            <text:p text:style-name="Table_20_Contents">void oblsluga_zakonczenia_potomka(int nr_sig)</text:p>
            <text:p text:style-name="Table_20_Contents">{</text:p>
            <text:p text:style-name="Table_20_Contents"><text:tab/>unlink(FIFO1);</text:p>
            <text:p text:style-name="Table_20_Contents"><text:tab/>unlink(FIFO2);</text:p>
            <text:p text:style-name="Table_20_Contents"><text:tab/>exit(0);</text:p>
            <text:p text:style-name="Table_20_Contents">}</text:p>
            <text:p text:style-name="Table_20_Contents"/>
            <text:p text:style-name="Table_20_Contents"><text:soft-page-break/></text:p>
            <text:p text:style-name="Table_20_Contents">int main()</text:p>
            <text:p text:style-name="Table_20_Contents">{</text:p>
            <text:p text:style-name="Table_20_Contents"><text:tab/>signal(SIGINT,oblsluga_zakonczenia_procesow);</text:p>
            <text:p text:style-name="Table_20_Contents"><text:tab/>if(mknod(FIFO1,S_IFIFO|0666,0)==-1){</text:p>
            <text:p text:style-name="Table_20_Contents"><text:tab/><text:tab/>perror("nie mozna stworzyc fifo1");</text:p>
            <text:p text:style-name="Table_20_Contents"><text:tab/>}</text:p>
            <text:p text:style-name="Table_20_Contents"><text:tab/>if(mknod(FIFO2,S_IFIFO|0666,0)==-1){</text:p>
            <text:p text:style-name="Table_20_Contents"><text:tab/><text:tab/>perror("nie mozna stworzyc fifo1");</text:p>
            <text:p text:style-name="Table_20_Contents"><text:tab/>}</text:p>
            <text:p text:style-name="Table_20_Contents"/>
            <text:p text:style-name="Table_20_Contents"><text:tab/>int childpid;</text:p>
            <text:p text:style-name="Table_20_Contents"><text:tab/>if ((childpid = fork()) == -1)</text:p>
            <text:p text:style-name="Table_20_Contents"><text:tab/>{</text:p>
            <text:p text:style-name="Table_20_Contents"><text:tab/><text:tab/>perror("nie moge forknac");</text:p>
            <text:p text:style-name="Table_20_Contents"><text:tab/><text:tab/>exit(1);</text:p>
            <text:p text:style-name="Table_20_Contents"><text:tab/>}</text:p>
            <text:p text:style-name="Table_20_Contents"><text:tab/>else</text:p>
            <text:p text:style-name="Table_20_Contents"><text:tab/><text:tab/>if (childpid ==0 ) // POTOMEK PISZE</text:p>
            <text:p text:style-name="Table_20_Contents"><text:tab/><text:tab/>{</text:p>
            <text:p text:style-name="Table_20_Contents"><text:tab/><text:tab/><text:tab/>signal(SIGUSR1,oblsluga_zakonczenia_potomka);</text:p>
            <text:p text:style-name="Table_20_Contents"><text:tab/><text:tab/><text:tab/>pid_potomka=getpid();</text:p>
            <text:p text:style-name="Table_20_Contents"/>
            <text:p text:style-name="Table_20_Contents"><text:tab/><text:tab/><text:tab/>int fifo;</text:p>
            <text:p text:style-name="Table_20_Contents"><text:tab/><text:tab/><text:tab/>if((fifo=open(FIFO1,O_WRONLY))&lt;0){</text:p>
            <text:p text:style-name="Table_20_Contents"><text:tab/><text:tab/><text:tab/><text:tab/>perror("Nie mozna otworzyc kolejki do pisania");<text:tab/></text:p>
            <text:p text:style-name="Table_20_Contents"><text:tab/><text:tab/><text:tab/>}</text:p>
            <text:p text:style-name="Table_20_Contents"><text:tab/><text:tab/><text:tab/>fifo_write=fifo;</text:p>
            <text:p text:style-name="Table_20_Contents"><text:tab/><text:tab/><text:tab/>char buff[1024];</text:p>
            <text:p text:style-name="Table_20_Contents"><text:tab/><text:tab/><text:tab/>while(1==1){<text:tab/></text:p>
            <text:p text:style-name="Table_20_Contents"/>
            <text:p text:style-name="Table_20_Contents"><text:tab/><text:tab/><text:tab/><text:tab/>fgets(buff,sizeof(buff),stdin);</text:p>
            <text:p text:style-name="Table_20_Contents"><text:tab/><text:tab/><text:tab/><text:tab/>if (strlen(buff) != write(fifo,buff,strlen(buff)))</text:p>
            <text:p text:style-name="Table_20_Contents"><text:tab/><text:tab/><text:tab/><text:tab/><text:tab/>perror("blad zapisu do fifo");</text:p>
            <text:p text:style-name="Table_20_Contents"/>
            <text:p text:style-name="Table_20_Contents"><text:tab/><text:tab/><text:tab/>}</text:p>
            <text:p text:style-name="Table_20_Contents"><text:tab/><text:tab/>}</text:p>
            <text:p text:style-name="Table_20_Contents"><text:tab/><text:tab/>else // RODZIC CZYTA</text:p>
            <text:p text:style-name="Table_20_Contents"><text:tab/><text:tab/>{</text:p>
            <text:p text:style-name="Table_20_Contents"><text:tab/><text:tab/><text:tab/>signal(SIGUSR1,SIG_IGN);</text:p>
            <text:p text:style-name="Table_20_Contents"><text:tab/><text:tab/><text:tab/>pid_rodzica=getpid();</text:p>
            <text:p text:style-name="Table_20_Contents"><text:tab/><text:tab/><text:tab/>int fifo;</text:p>
            <text:p text:style-name="Table_20_Contents"/>
            <text:p text:style-name="Table_20_Contents"><text:tab/><text:tab/><text:tab/>if((fifo=open(FIFO2,O_RDONLY))&lt;0){</text:p>
            <text:p text:style-name="Table_20_Contents"><text:tab/><text:tab/><text:tab/><text:tab/>perror("Nie mozna otworzyc kolejki do czytania");</text:p>
            <text:p text:style-name="Table_20_Contents"><text:tab/><text:tab/><text:tab/>}<text:tab/></text:p>
            <text:p text:style-name="Table_20_Contents"><text:tab/><text:tab/><text:tab/>char buff[1024];</text:p>
            <text:p text:style-name="Table_20_Contents"/>
            <text:p text:style-name="Table_20_Contents"><text:tab/><text:tab/><text:tab/>while(1==1){<text:tab/></text:p>
            <text:p text:style-name="Table_20_Contents"><text:tab/><text:tab/><text:tab/><text:tab/>int n=read(fifo,buff,sizeof(buff));</text:p>
            <text:p text:style-name="Table_20_Contents"><text:tab/><text:tab/><text:tab/><text:tab/>if (n&lt;=0){</text:p>
            <text:p text:style-name="Table_20_Contents"><text:tab/><text:tab/><text:tab/><text:tab/><text:tab/>perror("blad odczytu z fifo");</text:p>
            <text:p text:style-name="Table_20_Contents"><text:soft-page-break/><text:tab/><text:tab/><text:tab/><text:tab/>}</text:p>
            <text:p text:style-name="Table_20_Contents"><text:tab/><text:tab/><text:tab/><text:tab/>else{</text:p>
            <text:p text:style-name="Table_20_Contents"><text:tab/><text:tab/><text:tab/><text:tab/><text:tab/>buff[n]='\0';</text:p>
            <text:p text:style-name="Table_20_Contents"><text:tab/><text:tab/><text:tab/><text:tab/><text:tab/>if (strcmp(QUIT, buff)==0){</text:p>
            <text:p text:style-name="Table_20_Contents"><text:tab/><text:tab/><text:tab/><text:tab/><text:tab/><text:tab/>printf("Klient do rozmowy sie odlaczyl\n");</text:p>
            <text:p text:style-name="Table_20_Contents"><text:tab/><text:tab/><text:tab/><text:tab/><text:tab/><text:tab/>break;<text:tab/></text:p>
            <text:p text:style-name="Table_20_Contents"><text:tab/><text:tab/><text:tab/><text:tab/><text:tab/>}</text:p>
            <text:p text:style-name="Table_20_Contents"><text:tab/><text:tab/><text:tab/><text:tab/><text:tab/>printf("Klient:");</text:p>
            <text:p text:style-name="Table_20_Contents"><text:tab/><text:tab/><text:tab/><text:tab/><text:tab/>printf("%s",buff);</text:p>
            <text:p text:style-name="Table_20_Contents"><text:tab/><text:tab/><text:tab/><text:tab/>}</text:p>
            <text:p text:style-name="Table_20_Contents"/>
            <text:p text:style-name="Table_20_Contents"><text:tab/><text:tab/><text:tab/>}</text:p>
            <text:p text:style-name="Table_20_Contents"><text:tab/><text:tab/><text:tab/>kill(pid_potomka,SIGUSR1);</text:p>
            <text:p text:style-name="Table_20_Contents"><text:tab/><text:tab/><text:tab/>wait(NULL);</text:p>
            <text:p text:style-name="Table_20_Contents"><text:tab/><text:tab/><text:tab/>exit(0);</text:p>
            <text:p text:style-name="Table_20_Contents"><text:tab/><text:tab/>}</text:p>
            <text:p text:style-name="Table_20_Contents"/>
            <text:p text:style-name="Table_20_Contents"><text:tab/>exit(0);</text:p>
            <text:p text:style-name="Table_20_Contents"><text:tab/>return 0; <text:s/></text:p>
            <text:p text:style-name="Table_20_Contents">}</text:p>
            <text:p text:style-name="Table_20_Contents"/>
          </table:table-cell>
        </table:table-row>
        <table:table-row>
          <table:table-cell table:style-name="Tabela7.A2" office:value-type="string">
            <text:p text:style-name="P10">Klient 2</text:p>
            <text:p text:style-name="P10"><text:span text:style-name="T5"/></text:p>
            <text:p text:style-name="P10"><text:span text:style-name="T5">#include &lt;sys/types.h&gt;</text:span></text:p>
            <text:p text:style-name="P10"><text:span text:style-name="T5">#include &lt;sys/stat.h&gt;</text:span></text:p>
            <text:p text:style-name="P10"><text:span text:style-name="T5">#include &lt;fcntl.h&gt;</text:span></text:p>
            <text:p text:style-name="P10"><text:span text:style-name="T5">#include &lt;unistd.h&gt;</text:span></text:p>
            <text:p text:style-name="P10"><text:span text:style-name="T5">#include &lt;stdio.h&gt;</text:span></text:p>
            <text:p text:style-name="P10"><text:span text:style-name="T5">#include &lt;stdlib.h&gt;</text:span></text:p>
            <text:p text:style-name="P10"><text:span text:style-name="T5">#include &lt;string.h&gt;</text:span></text:p>
            <text:p text:style-name="P10"><text:span text:style-name="T5">#include &lt;wait.h&gt;</text:span></text:p>
            <text:p text:style-name="P10"><text:span text:style-name="T5">#include &lt;errno.h&gt;</text:span></text:p>
            <text:p text:style-name="P10"><text:span text:style-name="T5">#define FIFO1 "/tmp/fifo.1" // do pisania dla klienta 1 i czytania dla klienta 2</text:span></text:p>
            <text:p text:style-name="P10"><text:span text:style-name="T5">#define FIFO2 "/tmp/fifo.2" // do pisania dla klienta 2 i czytania dla klienta 1</text:span></text:p>
            <text:p text:style-name="P10"><text:span text:style-name="T5">#define QUIT "\1"</text:span></text:p>
            <text:p text:style-name="P10"><text:span text:style-name="T5">int pid_potomka,pid_rodzica,fifo_write;</text:span></text:p>
            <text:p text:style-name="P10"><text:span text:style-name="T5"/></text:p>
            <text:p text:style-name="P10"><text:span text:style-name="T5">void oblsluga_zakonczenia_procesow(int nr_sig)</text:span></text:p>
            <text:p text:style-name="P10"><text:span text:style-name="T5">{</text:span></text:p>
            <text:p text:style-name="P10"><text:span text:style-name="T5"><text:tab/>if(getpid()==pid_potomka){</text:span></text:p>
            <text:p text:style-name="P10"><text:span text:style-name="T5"><text:tab/><text:tab/>char buff[]="\1";</text:span></text:p>
            <text:p text:style-name="P10"><text:span text:style-name="T5"><text:tab/><text:tab/>if (strlen(buff) != write(fifo_write,buff,strlen(buff)))</text:span></text:p>
            <text:p text:style-name="P10"><text:span text:style-name="T5"><text:tab/><text:tab/><text:tab/>perror("blad zapisu do fifo");</text:span></text:p>
            <text:p text:style-name="P10"><text:span text:style-name="T5"><text:tab/><text:tab/>exit(0);</text:span></text:p>
            <text:p text:style-name="P10"><text:span text:style-name="T5"><text:tab/>}</text:span></text:p>
            <text:p text:style-name="P10"><text:span text:style-name="T5"><text:tab/>else if(getpid()==pid_rodzica){</text:span></text:p>
            <text:p text:style-name="P10"><text:span text:style-name="T5"/></text:p>
            <text:p text:style-name="P10"><text:span text:style-name="T5"><text:tab/><text:tab/>wait(NULL);</text:span></text:p>
            <text:p text:style-name="P10"><text:span text:style-name="T5"><text:tab/><text:tab/>exit(0);</text:span></text:p>
            <text:p text:style-name="P10"><text:span text:style-name="T5"><text:tab/>}</text:span></text:p>
            <text:p text:style-name="P10"><text:span text:style-name="T5">}</text:span></text:p>
            <text:p text:style-name="P10"><text:soft-page-break/><text:span text:style-name="T5"/></text:p>
            <text:p text:style-name="P10"><text:span text:style-name="T5">void oblsluga_zakonczenia_potomka(int nr_sig)</text:span></text:p>
            <text:p text:style-name="P10"><text:span text:style-name="T5">{</text:span></text:p>
            <text:p text:style-name="P10"><text:span text:style-name="T5"><text:tab/>exit(0);</text:span></text:p>
            <text:p text:style-name="P10"><text:span text:style-name="T5">}</text:span></text:p>
            <text:p text:style-name="P10"><text:span text:style-name="T5"/></text:p>
            <text:p text:style-name="P10"><text:span text:style-name="T5"/></text:p>
            <text:p text:style-name="P10"><text:span text:style-name="T5">int main()</text:span></text:p>
            <text:p text:style-name="P10"><text:span text:style-name="T5">{</text:span></text:p>
            <text:p text:style-name="P10"><text:span text:style-name="T5"><text:tab/>signal(SIGINT,oblsluga_zakonczenia_procesow);</text:span></text:p>
            <text:p text:style-name="P10"><text:span text:style-name="T5"/></text:p>
            <text:p text:style-name="P10"><text:span text:style-name="T5"/></text:p>
            <text:p text:style-name="P10"><text:span text:style-name="T5"><text:tab/>int childpid;</text:span></text:p>
            <text:p text:style-name="P10"><text:span text:style-name="T5"><text:tab/>if ((childpid = fork()) == -1)</text:span></text:p>
            <text:p text:style-name="P10"><text:span text:style-name="T5"><text:tab/>{</text:span></text:p>
            <text:p text:style-name="P10"><text:span text:style-name="T5"><text:tab/><text:tab/>perror("nie moge forknac");</text:span></text:p>
            <text:p text:style-name="P10"><text:span text:style-name="T5"><text:tab/><text:tab/>exit(1);</text:span></text:p>
            <text:p text:style-name="P10"><text:span text:style-name="T5"><text:tab/>}</text:span></text:p>
            <text:p text:style-name="P10"><text:span text:style-name="T5"><text:tab/>else</text:span></text:p>
            <text:p text:style-name="P10"><text:span text:style-name="T5"><text:tab/><text:tab/>if (childpid ==0 ) // POTOMEK PISZE</text:span></text:p>
            <text:p text:style-name="P10"><text:span text:style-name="T5"><text:tab/><text:tab/>{</text:span></text:p>
            <text:p text:style-name="P10"><text:span text:style-name="T5"><text:tab/><text:tab/><text:tab/>signal(SIGUSR1,oblsluga_zakonczenia_potomka);</text:span></text:p>
            <text:p text:style-name="P10"><text:span text:style-name="T5"><text:tab/><text:tab/><text:tab/>pid_potomka=getpid();</text:span></text:p>
            <text:p text:style-name="P10"><text:span text:style-name="T5"/></text:p>
            <text:p text:style-name="P10"><text:span text:style-name="T5"><text:tab/><text:tab/><text:tab/>int fifo;</text:span></text:p>
            <text:p text:style-name="P10"><text:span text:style-name="T5"/></text:p>
            <text:p text:style-name="P10"><text:span text:style-name="T5"><text:tab/><text:tab/><text:tab/>if((fifo=open(FIFO2,O_WRONLY))&lt;0){</text:span></text:p>
            <text:p text:style-name="P10"><text:span text:style-name="T5"><text:tab/><text:tab/><text:tab/><text:tab/>perror("Nie mozna otworzyc kolejki do pisania");<text:tab/></text:span></text:p>
            <text:p text:style-name="P10"><text:span text:style-name="T5"><text:tab/><text:tab/><text:tab/>}</text:span></text:p>
            <text:p text:style-name="P10"><text:span text:style-name="T5"><text:tab/><text:tab/><text:tab/>fifo_write=fifo;</text:span></text:p>
            <text:p text:style-name="P10"><text:span text:style-name="T5"><text:tab/><text:tab/><text:tab/>char buff[1024];</text:span></text:p>
            <text:p text:style-name="P10"><text:span text:style-name="T5"><text:tab/><text:tab/><text:tab/>while(1==1){<text:tab/></text:span></text:p>
            <text:p text:style-name="P10"><text:span text:style-name="T5"/></text:p>
            <text:p text:style-name="P10"><text:span text:style-name="T5"><text:tab/><text:tab/><text:tab/><text:tab/>fgets(buff,sizeof(buff),stdin);</text:span></text:p>
            <text:p text:style-name="P10"><text:span text:style-name="T5"><text:tab/><text:tab/><text:tab/><text:tab/>if (strlen(buff) != write(fifo,buff,strlen(buff)))</text:span></text:p>
            <text:p text:style-name="P10"><text:span text:style-name="T5"><text:tab/><text:tab/><text:tab/><text:tab/><text:tab/>perror("blad zapisu do fifo");</text:span></text:p>
            <text:p text:style-name="P10"><text:span text:style-name="T5"/></text:p>
            <text:p text:style-name="P10"><text:span text:style-name="T5"><text:tab/><text:tab/><text:tab/>}</text:span></text:p>
            <text:p text:style-name="P10"><text:span text:style-name="T5"><text:tab/><text:tab/>}</text:span></text:p>
            <text:p text:style-name="P10"><text:span text:style-name="T5"><text:tab/><text:tab/>else // RODZIC CZYTA</text:span></text:p>
            <text:p text:style-name="P10"><text:span text:style-name="T5"><text:tab/><text:tab/>{</text:span></text:p>
            <text:p text:style-name="P10"><text:span text:style-name="T5"><text:tab/><text:tab/><text:tab/>signal(SIGUSR1,SIG_IGN);</text:span></text:p>
            <text:p text:style-name="P10"><text:span text:style-name="T5"><text:tab/><text:tab/><text:tab/>pid_rodzica=getpid();</text:span></text:p>
            <text:p text:style-name="P10"><text:span text:style-name="T5"><text:tab/><text:tab/><text:tab/>int fifo;</text:span></text:p>
            <text:p text:style-name="P10"><text:span text:style-name="T5"><text:tab/><text:tab/><text:tab/>if((fifo=open(FIFO1,O_RDONLY))&lt;0){</text:span></text:p>
            <text:p text:style-name="P10"><text:span text:style-name="T5"><text:tab/><text:tab/><text:tab/><text:tab/>perror("Nie mozna otworzyc kolejki do czytania");</text:span></text:p>
            <text:p text:style-name="P10"><text:span text:style-name="T5"><text:tab/><text:tab/><text:tab/>}<text:tab/></text:span></text:p>
            <text:p text:style-name="P10"><text:span text:style-name="T5"><text:tab/><text:tab/><text:tab/>char buff[1024];</text:span></text:p>
            <text:p text:style-name="P10"><text:span text:style-name="T5"><text:tab/><text:tab/><text:tab/>while(1==1){<text:tab/></text:span></text:p>
            <text:p text:style-name="P10"><text:span text:style-name="T5"><text:tab/><text:tab/><text:tab/><text:tab/>int n=read(fifo,buff,sizeof(buff));</text:span></text:p>
            <text:p text:style-name="P10"><text:span text:style-name="T5"><text:tab/><text:tab/><text:tab/><text:tab/>if (n&lt;=0){</text:span></text:p>
            <text:p text:style-name="P10"><text:span text:style-name="T5"><text:tab/><text:tab/><text:tab/><text:tab/><text:tab/>perror("blad odczytu z fifo");</text:span></text:p>
            <text:p text:style-name="P10"><text:soft-page-break/><text:span text:style-name="T5"><text:tab/><text:tab/><text:tab/><text:tab/><text:tab/>sleep(10);</text:span></text:p>
            <text:p text:style-name="P10"><text:span text:style-name="T5"><text:tab/><text:tab/><text:tab/><text:tab/>}</text:span></text:p>
            <text:p text:style-name="P10"><text:span text:style-name="T5"><text:tab/><text:tab/><text:tab/><text:tab/>else{</text:span></text:p>
            <text:p text:style-name="P10"><text:span text:style-name="T5"><text:tab/><text:tab/><text:tab/><text:tab/><text:tab/>buff[n]='\0';</text:span></text:p>
            <text:p text:style-name="P10"><text:span text:style-name="T5"><text:tab/><text:tab/><text:tab/><text:tab/><text:tab/>if (strcmp(QUIT, buff)==0){</text:span></text:p>
            <text:p text:style-name="P10"><text:span text:style-name="T5"><text:tab/><text:tab/><text:tab/><text:tab/><text:tab/><text:tab/>printf("Klient do rozmowy sie odlaczyl\n");</text:span></text:p>
            <text:p text:style-name="P10"><text:span text:style-name="T5"><text:tab/><text:tab/><text:tab/><text:tab/><text:tab/><text:tab/>break;<text:tab/></text:span></text:p>
            <text:p text:style-name="P10"><text:span text:style-name="T5"><text:tab/><text:tab/><text:tab/><text:tab/><text:tab/>}</text:span></text:p>
            <text:p text:style-name="P10"><text:span text:style-name="T5"><text:tab/><text:tab/><text:tab/><text:tab/><text:tab/>printf("Klient:");</text:span></text:p>
            <text:p text:style-name="P10"><text:span text:style-name="T5"><text:tab/><text:tab/><text:tab/><text:tab/><text:tab/>printf("%s",buff);</text:span></text:p>
            <text:p text:style-name="P10"><text:span text:style-name="T5"><text:tab/><text:tab/><text:tab/><text:tab/>}</text:span></text:p>
            <text:p text:style-name="P10"><text:span text:style-name="T5"/></text:p>
            <text:p text:style-name="P10"><text:span text:style-name="T5"><text:tab/><text:tab/><text:tab/>}</text:span></text:p>
            <text:p text:style-name="P10"><text:span text:style-name="T5"><text:tab/><text:tab/><text:tab/>kill(pid_potomka,SIGUSR1);</text:span></text:p>
            <text:p text:style-name="P10"><text:span text:style-name="T5"><text:tab/><text:tab/><text:tab/>wait(NULL);</text:span></text:p>
            <text:p text:style-name="P10"><text:span text:style-name="T5"><text:tab/><text:tab/><text:tab/>exit(0);</text:span></text:p>
            <text:p text:style-name="P10"><text:span text:style-name="T5"><text:tab/><text:tab/>}</text:span></text:p>
            <text:p text:style-name="P10"><text:span text:style-name="T5"/></text:p>
            <text:p text:style-name="P10"><text:span text:style-name="T5"><text:tab/>exit(0);</text:span></text:p>
            <text:p text:style-name="P10"><text:span text:style-name="T5"><text:tab/>return 0; <text:s/></text:span></text:p>
            <text:p text:style-name="P10"><text:span text:style-name="T5">}</text:span>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list xml:id="list711645076899537986" text:style-name="L1">
              <text:list-item>
                <text:p text:style-name="P13"><text:span text:style-name="Emphasis"><text:span text:style-name="T3">Wnioski</text:span>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8">Na laboratorium nr 4 poznałem łącza FIFO. Służą one do komunikacji między procesami. W odróżnieniu od PIPE są one nazwane, więc mogą komunikować się nimi procesy nie spokrewnione. Do komunikacji w dwie strony potrzebne są dwa łącza FIFO. Flaga O_NDELAY może być pomocna przy otwieraniu łącza, jeśli nie chcemy żeby program się blokował. Laboratorium nr 4 nie przysporzyło mi większych problemów. 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0-28T18:16:34.17</dc:date>
    <meta:editing-duration>PT1H20M50S</meta:editing-duration>
    <meta:editing-cycles>6</meta:editing-cycles>
    <meta:generator>OpenOffice/4.0.1$Win32 OpenOffice.org_project/401m5$Build-9714</meta:generator>
    <meta:document-statistic meta:table-count="7" meta:image-count="0" meta:object-count="0" meta:page-count="8" meta:paragraph-count="280" meta:word-count="939" meta:character-count="7571"/>
  </office:meta>
</office:document-meta>
</file>